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1549" officeooo:paragraph-rsid="000215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a user</text:p>
      <text:p text:style-name="P1">So I can play tic tac toe</text:p>
      <text:p text:style-name="P1">I want to be able to start a new game</text:p>
      <text:p text:style-name="P1"/>
      <text:p text:style-name="P1">As a user </text:p>
      <text:p text:style-name="P1">So I know what to do</text:p>
      <text:p text:style-name="P1">I want to be given instructions</text:p>
      <text:p text:style-name="P1"/>
      <text:p text:style-name="P1">As a user</text:p>
      <text:p text:style-name="P1">So I know who goes first</text:p>
      <text:p text:style-name="P1">I want to be notified who goes first</text:p>
      <text:p text:style-name="P1"/>
      <text:p text:style-name="P1">As a user </text:p>
      <text:p text:style-name="P1">So I can make a move on the board</text:p>
      <text:p text:style-name="P1">I want to be able tell the game where I want to make a move</text:p>
      <text:p text:style-name="P1"/>
      <text:p text:style-name="P1">As a user</text:p>
      <text:p text:style-name="P1">So I can play a match against someone else</text:p>
      <text:p text:style-name="P1">I want moves to alternative</text:p>
      <text:p text:style-name="P1"/>
      <text:p text:style-name="P1">As a user</text:p>
      <text:p text:style-name="P1">So I know whose move it is now</text:p>
      <text:p text:style-name="P1">I want to know whos move it is</text:p>
      <text:p text:style-name="P1"/>
      <text:p text:style-name="P1">As a user</text:p>
      <text:p text:style-name="P1">So I know where I moved previously</text:p>
      <text:p text:style-name="P1">I want that spot to be filled with an X</text:p>
      <text:p text:style-name="P1"/>
      <text:p text:style-name="P1">As a user</text:p>
      <text:p text:style-name="P1">So I know where my opponent moved previously</text:p>
      <text:p text:style-name="P1">I want that spot to be filled with an O</text:p>
      <text:p text:style-name="P1"/>
      <text:p text:style-name="P1">As a user</text:p>
      <text:p text:style-name="P1">So I know if I won</text:p>
      <text:p text:style-name="P1">I want to be notified it I won</text:p>
      <text:p text:style-name="P1"/>
      <text:p text:style-name="P1">As a user </text:p>
      <text:p text:style-name="P1">So I know if I lost</text:p>
      <text:p text:style-name="P1">I want to b e notified if I lost</text:p>
      <text:p text:style-name="P1"/>
      <text:p text:style-name="P1">As a user</text:p>
      <text:p text:style-name="P1">So I can keep having fun</text:p>
      <text:p text:style-name="P1">I want to be able to replay the ga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21:17:41.195399752</meta:creation-date>
    <dc:date>2018-07-29T21:26:11.752061758</dc:date>
    <meta:editing-duration>PT8M32S</meta:editing-duration>
    <meta:editing-cycles>1</meta:editing-cycles>
    <meta:document-statistic meta:table-count="0" meta:image-count="0" meta:object-count="0" meta:page-count="1" meta:paragraph-count="33" meta:word-count="209" meta:character-count="812" meta:non-whitespace-character-count="633"/>
    <meta:generator>LibreOffice/6.0.3.2$Linux_X86_64 LibreOffice_project/00m0$Build-2</meta:generator>
  </office:meta>
</office:document-meta>
</file>